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4" table:default-cell-style-name="Default"/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468" calcext:value-type="float">
            <text:p>468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float" office:value="518" calcext:value-type="float">
            <text:p>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63" calcext:value-type="float">
            <text:p>163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466" calcext:value-type="float">
            <text:p>466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37" calcext:value-type="float">
            <text:p>237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97" calcext:value-type="float">
            <text:p>297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219" calcext:value-type="float">
            <text:p>219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75" calcext:value-type="float">
            <text:p>275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309" calcext:value-type="float">
            <text:p>309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21:00:46.750614075</meta:creation-date>
    <dc:date>2019-09-12T21:02:48.454529945</dc:date>
    <meta:editing-duration>PT2M4S</meta:editing-duration>
    <meta:editing-cycles>1</meta:editing-cycles>
    <meta:document-statistic meta:table-count="1" meta:cell-count="4116" meta:object-count="0"/>
    <meta:generator>LibreOffice/5.1.6.2$Linux_X86_64 LibreOffice_project/10m0$Build-2</meta:generator>
  </office:meta>
</office:document-meta>
</file>